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Arabic Kufi" svg:font-family="'Droid Arabic Kufi'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officeooo:paragraph-rsid="0003b222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4pt" officeooo:paragraph-rsid="0007afac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fo:font-weight="bold" officeooo:paragraph-rsid="0003b222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4pt" fo:font-weight="normal" officeooo:paragraph-rsid="0003b222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officeooo:paragraph-rsid="0003b222"/>
    </style:style>
    <style:style style:name="P6" style:family="paragraph" style:parent-style-name="Text_20_body">
      <style:paragraph-properties fo:text-align="start" style:justify-single-word="false"/>
      <style:text-properties officeooo:paragraph-rsid="0005a5d2"/>
    </style:style>
    <style:style style:name="P7" style:family="paragraph" style:parent-style-name="Text_20_body">
      <style:paragraph-properties fo:text-align="start" style:justify-single-word="false"/>
      <style:text-properties fo:font-weight="normal" officeooo:paragraph-rsid="0003b222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officeooo:paragraph-rsid="0020d06e"/>
    </style:style>
    <style:style style:name="P9" style:family="paragraph" style:parent-style-name="Heading_20_2">
      <style:paragraph-properties fo:text-align="center" style:justify-single-word="false"/>
      <style:text-properties officeooo:rsid="0003b222" officeooo:paragraph-rsid="0003b222"/>
    </style:style>
    <style:style style:name="P10" style:family="paragraph" style:parent-style-name="Heading_20_2">
      <style:paragraph-properties fo:text-align="center" style:justify-single-word="false"/>
      <style:text-properties officeooo:paragraph-rsid="0003b222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3">
      <style:text-properties officeooo:paragraph-rsid="000ba4f4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061e61" style:font-size-asian="14pt" style:font-weight-asian="normal" style:font-name-complex="Droid Arabic Kufi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officeooo:paragraph-rsid="00061e61" style:font-size-asian="14pt" style:font-size-complex="14pt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4pt" officeooo:paragraph-rsid="0003b222" style:font-size-asian="14pt" style:font-size-complex="14pt"/>
    </style:style>
    <style:style style:name="P16" style:family="paragraph" style:parent-style-name="Text_20_body" style:list-style-name="L3">
      <style:paragraph-properties fo:text-align="start" style:justify-single-word="false"/>
      <style:text-properties fo:font-size="14pt" officeooo:paragraph-rsid="0003b222" style:font-size-asian="14pt" style:font-size-complex="14pt"/>
    </style:style>
    <style:style style:name="P17" style:family="paragraph" style:parent-style-name="Text_20_body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Text_20_body" style:list-style-name="L4">
      <style:paragraph-properties fo:text-align="start" style:justify-single-word="false"/>
      <style:text-properties fo:font-size="14pt" officeooo:paragraph-rsid="0003b222" style:font-size-asian="14pt" style:font-size-complex="14pt"/>
    </style:style>
    <style:style style:name="P19" style:family="paragraph" style:parent-style-name="Text_20_body" style:list-style-name="L4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Text_20_body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21" style:family="paragraph" style:parent-style-name="Text_20_body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22" style:family="paragraph" style:parent-style-name="Text_20_body" style:list-style-name="L7">
      <style:paragraph-properties fo:text-align="start" style:justify-single-word="false"/>
      <style:text-properties fo:font-size="14pt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Text_20_body" style:list-style-name="L8">
      <style:paragraph-properties fo:text-align="start" style:justify-single-word="false"/>
      <style:text-properties officeooo:paragraph-rsid="0003b222"/>
    </style:style>
    <style:style style:name="P25" style:family="paragraph">
      <loext:graphic-properties draw:fill-color="#2a6099"/>
      <style:text-properties fo:font-size="12pt"/>
    </style:style>
    <style:style style:name="P26" style:family="paragraph">
      <loext:graphic-properties draw:fill-color="#2a6099"/>
    </style:style>
    <style:style style:name="P27" style:family="paragraph">
      <style:paragraph-properties fo:text-align="center"/>
    </style:style>
    <style:style style:name="T1" style:family="text">
      <style:text-properties officeooo:rsid="0003b222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5a5d2" style:font-size-asian="14pt" style:font-weight-asian="bold" style:font-size-complex="14pt" style:font-weight-complex="bold"/>
    </style:style>
    <style:style style:name="T4" style:family="text">
      <style:text-properties fo:font-size="14pt" officeooo:rsid="00140b80" style:font-size-asian="14pt" style:font-size-complex="14pt"/>
    </style:style>
    <style:style style:name="T5" style:family="text">
      <style:text-properties fo:font-size="14pt" fo:font-weight="normal" officeooo:rsid="0005a5d2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a5d2" style:font-weight-asian="bold" style:font-weight-complex="bold"/>
    </style:style>
    <style:style style:name="T8" style:family="text">
      <style:text-properties fo:font-weight="bold" officeooo:rsid="0009b67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0a9e0" style:font-weight-asian="normal" style:font-weight-complex="normal"/>
    </style:style>
    <style:style style:name="T11" style:family="text">
      <style:text-properties fo:font-weight="normal" officeooo:rsid="0005a5d2" style:font-weight-asian="normal" style:font-weight-complex="normal"/>
    </style:style>
    <style:style style:name="T12" style:family="text">
      <style:text-properties fo:font-weight="normal" style:font-weight-asian="normal" style:font-name-complex="Droid Arabic Kufi" style:font-weight-complex="normal"/>
    </style:style>
    <style:style style:name="T13" style:family="text">
      <style:text-properties officeooo:rsid="0005a5d2"/>
    </style:style>
    <style:style style:name="T14" style:family="text">
      <style:text-properties officeooo:rsid="00061e61"/>
    </style:style>
    <style:style style:name="T15" style:family="text">
      <style:text-properties officeooo:rsid="0007afac"/>
    </style:style>
    <style:style style:name="T16" style:family="text">
      <style:text-properties officeooo:rsid="0009b67e"/>
    </style:style>
    <style:style style:name="T17" style:family="text">
      <style:text-properties officeooo:rsid="00140b80"/>
    </style:style>
    <style:style style:name="T18" style:family="text">
      <style:text-properties fo:color="#2a6099" loext:opacity="100%"/>
    </style:style>
    <style:style style:name="T19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2a6099" loext:opacity="100%" fo:font-size="14pt" fo:font-weight="bold" officeooo:rsid="00061e61" style:font-size-asian="14pt" style:font-weight-asian="bold" style:font-size-complex="14pt" style:font-weight-complex="bold"/>
    </style:style>
    <style:style style:name="T21" style:family="text">
      <style:text-properties fo:color="#2a6099" loext:opacity="100%" fo:font-size="14pt" officeooo:rsid="00140b80" style:font-size-asian="14pt" style:font-size-complex="14pt"/>
    </style:style>
    <style:style style:name="T22" style:family="text">
      <style:text-properties fo:color="#2a6099" loext:opacity="100%" fo:font-weight="bold" style:font-weight-asian="bold" style:font-weight-complex="bold"/>
    </style:style>
    <style:style style:name="T23" style:family="text">
      <style:text-properties officeooo:rsid="0020d06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 text:is-list-header="true"><draw:custom-shape text:anchor-type="paragraph" draw:z-index="3" draw:name="Shape 1" draw:style-name="gr2" draw:text-style-name="P26" svg:width="1.0276in" svg:height="0.7051in" svg:x="6.5823in" svg:y="-0.790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pan text:style-name="T23">Full Name</text:span></text:h>
      <text:p text:style-name="P3"><text:span text:style-name="T1">Email: </text:span></text:p>
      <text:p text:style-name="P6"><text:span text:style-name="T3">Linkedin:</text:span></text:p>
      <text:p text:style-name="P3">Phone: </text:p>
      <text:p text:style-name="P3">Location:</text:p>
      <text:p text:style-name="P2"><text:span text:style-name="T6">Languages</text:span>: </text:p>
      <text:p text:style-name="P2"><text:span text:style-name="T6">Marital Status</text:span>: </text:p>
      <text:p text:style-name="P2"><text:span text:style-name="T6">Military Service</text:span><text:span text:style-name="T9">:</text:span></text:p>
      <text:p text:style-name="P5"><draw:line text:anchor-type="paragraph" draw:z-index="0" draw:name="Horizontal line 2" draw:style-name="gr3" draw:text-style-name="P27" svg:x1="-0.1917in" svg:y1="0.2102in" svg:x2="7.1744in" svg:y2="0.1866in"><text:p/></draw:line></text:p>
      <text:h text:style-name="P9" text:outline-level="2">Objective</text:h>
      <text:p text:style-name="P4"><text:tab/>Aiming to excel in a dynamic role that combines administrative functions with student affairs, where I can utilize my diverse skill set to effectively support both administrative operations and student development initiatives. With a background in administrative coordination and a deep understanding of student needs, I am committed to fostering a positive and inclusive while ensuring the smooth functioning of academic and administrative processes.</text:p>
      <text:p text:style-name="P7"><draw:line text:anchor-type="paragraph" draw:z-index="2" draw:name="Horizontal line 3" draw:style-name="gr3" draw:text-style-name="P27" svg:x1="-0.1917in" svg:y1="0.2102in" svg:x2="7.1744in" svg:y2="0.1866in"><text:p/></draw:line></text:p>
      <text:h text:style-name="P10" text:outline-level="2">Skills</text:h>
      <text:list text:style-name="L1">
        <text:list-item>
          <text:p text:style-name="P15">Decision maker Negotiation skills</text:p>
        </text:list-item>
        <text:list-item>
          <text:p text:style-name="P15">Adaptability and Flexibility Self-learner</text:p>
        </text:list-item>
        <text:list-item>
          <text:p text:style-name="P15">Creative and innovative thinking</text:p>
        </text:list-item>
      </text:list>
      <text:p text:style-name="P1"/>
      <text:h text:style-name="P11" text:outline-level="2"><draw:line text:anchor-type="paragraph" draw:z-index="1" draw:name="Horizontal line 1" draw:style-name="gr3" draw:text-style-name="P27" svg:x1="-0.2563in" svg:y1="-0.0429in" svg:x2="7.1098in" svg:y2="-0.0665in"><text:p/></draw:line>Experience</text:h>
      <text:h text:style-name="P12" text:outline-level="3">Administrative coordinator and student affairs specialist <text:span text:style-name="T16">(6/22 - </text:span><text:span text:style-name="T14">Present</text:span><text:span text:style-name="T16">)<text:line-break/></text:span><text:span text:style-name="T20">T</text:span><text:span text:style-name="T19">he Minister’s Advisor </text:span><text:span text:style-name="T20">office</text:span><text:span text:style-name="T19"> for Technological Skills Development</text:span></text:h>
      <text:list text:style-name="L2">
        <text:list-item>
          <text:p text:style-name="P13">Serve as a liaison between students and the administration while addressing student needs, concerns, and grievances and responding to emails.</text:p>
        </text:list-item>
        <text:list-item>
          <text:p text:style-name="P13">Coordinate student activities, events and programs.</text:p>
        </text:list-item>
        <text:list-item>
          <text:p text:style-name="P13">Provide guidance and support to students regarding academic and personal matters, such as course selection.</text:p>
        </text:list-item>
        <text:list-item>
          <text:p text:style-name="P14"><draw:custom-shape text:anchor-type="paragraph" draw:z-index="7" draw:name="Shape 4" draw:style-name="gr1" draw:text-style-name="P25" svg:width="1.028in" svg:height="0.7067in" svg:x="-0.7756in" svg:y="0.9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text:span text:style-name="T12">Manage student records and databases, ensuring accuracy and confidentiality.<text:line-break/>Maintaining detailed records of data entry tasks, including dates, sources, and any relevant notes or comments.</text:span></text:p>
        </text:list-item>
        <text:list-item>
          <text:p text:style-name="P14"><draw:custom-shape text:anchor-type="paragraph" draw:z-index="4" draw:name="Shape 3" draw:style-name="gr2" draw:text-style-name="P26" svg:width="1.0276in" svg:height="0.7051in" svg:x="7.1496in" svg:y="-0.786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<text:span text:style-name="T12">Established partnerships with local businesses and organizations to provide internships for students.</text:span></text:p>
        </text:list-item>
        <text:list-item>
          <text:p text:style-name="P13">Collaborating with team members and supervisors to clarify instructions, report issues and provide updates on progress.</text:p>
        </text:list-item>
        <text:list-item>
          <text:p text:style-name="P13">Perform field visits to audit training centers and ensure training providers and instructors are complying with policies and procedures.</text:p>
        </text:list-item>
      </text:list>
      <text:h text:style-name="Heading_20_3" text:outline-level="3"><text:span text:style-name="T6">Data Entry </text:span><text:span text:style-name="T8">(</text:span><text:span text:style-name="T7">02/2020 – 03/2021</text:span><text:span text:style-name="T8">)<text:line-break/></text:span><text:span text:style-name="T22">General Authority for Health Insurance </text:span></text:h>
      <text:list text:style-name="L3">
        <text:list-item>
          <text:p text:style-name="P16">Manage documents by organizing forms, making photocopies, filing records, preparing correspondence and creating reports.</text:p>
        </text:list-item>
        <text:list-item>
          <text:p text:style-name="P17">Evaluate source documents to locate the information needed for each data entry field.</text:p>
        </text:list-item>
        <text:list-item>
          <text:p text:style-name="P17">Correct any data entry errors to prevent later issues such as duplication or data degradation.</text:p>
        </text:list-item>
        <text:list-item>
          <text:p text:style-name="P17">Keep optimal quality levels to prevent critical errors and support team performance targets</text:p>
        </text:list-item>
      </text:list>
      <text:h text:style-name="Heading_20_3" text:outline-level="3">Property Consultant <text:span text:style-name="T16">(</text:span><text:span text:style-name="T13">07/2017 – 4/2019</text:span><text:span text:style-name="T16">)<text:line-break/></text:span><text:span text:style-name="T18">Byotat Real State</text:span></text:h>
      <text:list text:style-name="L4">
        <text:list-item>
          <text:p text:style-name="P18">Review property listings, interview potential clients, accompany clients to properties, and effectively communicate the condition of sales.</text:p>
        </text:list-item>
        <text:list-item>
          <text:p text:style-name="P19">Monitor the local residential property market to adjust sales tactics, prices and overall business effectiveness.</text:p>
        </text:list-item>
        <text:list-item>
          <text:p text:style-name="P19">Help clients looking to sell, buy and understand current market conditions, legal requirements, pricing and mortgages. </text:p>
        </text:list-item>
        <text:list-item>
          <text:p text:style-name="P19">Develop new business and manage new and existing clients.</text:p>
        </text:list-item>
      </text:list>
      <text:p text:style-name="P23"><draw:line text:anchor-type="paragraph" draw:z-index="5" draw:name="Horizontal line 4" draw:style-name="gr3" draw:text-style-name="P27" svg:x1="-0.2563in" svg:y1="0.3508in" svg:x2="7.1098in" svg:y2="0.3272in"><text:p/></draw:line></text:p>
      <text:h text:style-name="P11" text:outline-level="2">Education</text:h>
      <text:list text:style-name="L8">
        <text:list-item>
          <text:p text:style-name="P24"><draw:custom-shape text:anchor-type="paragraph" draw:z-index="6" draw:name="Shape 5" draw:style-name="gr2" draw:text-style-name="P26" svg:width="1.0276in" svg:height="0.7051in" svg:x="-0.8016in" svg:y="3.539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text:span text:style-name="T2">Bachelor of Laws 2015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Arabic Kufi" svg:font-family="'Droid Arabic Kufi'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00%" style:register-true="tru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3:25:17.249906534</meta:creation-date>
    <dc:date>2024-04-18T16:51:58.366771413</dc:date>
    <meta:editing-duration>PT51M22S</meta:editing-duration>
    <meta:editing-cycles>19</meta:editing-cycles>
    <meta:generator>LibreOffice/24.2.0.3$Linux_X86_64 LibreOffice_project/420$Build-3</meta:generator>
    <meta:print-date>2024-04-18T15:43:51.283085606</meta:print-date>
    <meta:printed-by>PDF files</meta:printed-by>
    <meta:document-statistic meta:table-count="0" meta:image-count="0" meta:object-count="0" meta:page-count="2" meta:paragraph-count="35" meta:word-count="372" meta:character-count="2645" meta:non-whitespace-character-count="2318"/>
  </office:meta>
</office:document-meta>
</file>